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ParamsRequestCondition.getExpression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combine( ParamsRequestCondition other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ParamsRequestCondition.getMatchingCondition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Expression.matchName( HttpServletRequest request )</text:p>
          </table:table-cell>
          <table:table-cell office:value-type="float" office:value="3">
            <text:p text:style-name="Table_20_Contents">3</text:p>
          </table:table-cell>
          <table:table-cell office:value-type="float" office:value="1">
            <text:p text:style-name="Table_20_Contents">1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ParamsRequestCondition.getCont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xpression.parseValue( String valueExpressio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getValueMatchCount( Set &lt; ParamExpression &gt; expressions )</text:p>
          </table:table-cell>
          <table:table-cell office:value-type="float" office:value="4">
            <text:p text:style-name="Table_20_Contents">4</text:p>
          </table:table-cell>
          <table:table-cell office:value-type="float" office:value="4">
            <text:p text:style-name="Table_20_Contents">4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ParamsRequestCondition.ParamsRequestCondition( String ... param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getToStringInfix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***not in a method***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</table:table-row>
        <table:table-row>
          <table:table-cell office:value-type="string">
            <text:p text:style-name="Table_20_Contents">ParamExpression.ParamExpression( String express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ParamExpression.matchValue( HttpServletRequest reques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Expression.isCaseSensitiv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parseExpressions( String ... param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ParamsRequestCondition.ParamsRequestCondition( Set &lt; ParamExpression &gt; condition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ParamsRequestCondition.compareTo( ParamsRequestCondition other , HttpServletRequest request )</text:p>
          </table:table-cell>
          <table:table-cell office:value-type="float" office:value="2">
            <text:p text:style-name="Table_20_Contents">2</text:p>
          </table:table-cell>
          <table:table-cell office:value-type="float" office:value="3">
            <text:p text:style-name="Table_20_Contents">3</text:p>
          </table:table-cell>
          <table:table-cell office:value-type="float" office:value="7">
            <text:p text:style-name="Table_20_Contents">7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